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0b0c9b" officeooo:paragraph-rsid="000b0c9b"/>
    </style:style>
    <style:style style:name="P2" style:family="paragraph" style:parent-style-name="Standard">
      <style:text-properties officeooo:rsid="000c92a5" officeooo:paragraph-rsid="000c92a5"/>
    </style:style>
    <style:style style:name="P3" style:family="paragraph" style:parent-style-name="Standard">
      <style:text-properties officeooo:rsid="000dd7b0" officeooo:paragraph-rsid="000dd7b0"/>
    </style:style>
    <style:style style:name="P4" style:family="paragraph" style:parent-style-name="Standard">
      <style:text-properties officeooo:rsid="00140dc5" officeooo:paragraph-rsid="00140dc5"/>
    </style:style>
    <style:style style:name="P5" style:family="paragraph" style:parent-style-name="Standard">
      <style:text-properties officeooo:rsid="0015dc81" officeooo:paragraph-rsid="0015dc81"/>
    </style:style>
    <style:style style:name="P6" style:family="paragraph" style:parent-style-name="Standard">
      <style:text-properties officeooo:rsid="001a5376" officeooo:paragraph-rsid="001a5376"/>
    </style:style>
    <style:style style:name="P7" style:family="paragraph" style:parent-style-name="Standard">
      <style:text-properties officeooo:rsid="001bb181" officeooo:paragraph-rsid="001bb181"/>
    </style:style>
    <style:style style:name="T1" style:family="text">
      <style:text-properties officeooo:rsid="000d85f4"/>
    </style:style>
    <style:style style:name="T2" style:family="text">
      <style:text-properties officeooo:rsid="000dd7b0"/>
    </style:style>
    <style:style style:name="T3" style:family="text">
      <style:text-properties officeooo:rsid="000fc264"/>
    </style:style>
    <style:style style:name="T4" style:family="text">
      <style:text-properties officeooo:rsid="0015dc81"/>
    </style:style>
    <style:style style:name="T5" style:family="text">
      <style:text-properties officeooo:rsid="0017307e"/>
    </style:style>
    <style:style style:name="T6" style:family="text">
      <style:text-properties officeooo:rsid="001bb181"/>
    </style:style>
    <style:style style:name="T7" style:family="text">
      <style:text-properties officeooo:rsid="001e8824"/>
    </style:style>
    <style:style style:name="T8" style:family="text">
      <style:text-properties officeooo:rsid="00207002"/>
    </style:style>
    <style:style style:name="T9" style:family="text">
      <style:text-properties officeooo:rsid="00226ec8"/>
    </style:style>
    <style:style style:name="T10" style:family="text">
      <style:text-properties officeooo:rsid="00246359"/>
    </style:style>
    <style:style style:name="T11" style:family="text">
      <style:text-properties officeooo:rsid="00247f34"/>
    </style:style>
    <style:style style:name="T12" style:family="text">
      <style:text-properties officeooo:rsid="00278c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키 사용법: 휠 키를 누르고 움직이면 360도 돌리며 볼 수 있다</text:p>
      <text:p text:style-name="P1">쉬프트를 누른 상태에서 휠 키를 누리고 움직이면 고정된체 움직일 수 있다</text:p>
      <text:p text:style-name="P1">휠 키를 돌리면 줌을 할 수 있으며 줄일 수도 있다</text:p>
      <text:p text:style-name="P1">그리고 블렌더 왼쪽 두번째 손 모양을 누른 상태로 움직여도 고정된체 움직인다</text:p>
      <text:p text:style-name="P1">또한 기즈모(파란,빨강,색 공이 보이는 것들)을 통해 x,y,z의 시각에서 볼 수 있다</text:p>
      <text:p text:style-name="P1">또한 기즈모를 누른 상태로 움직이면 휠을 누르고 움직이는 효과를 줌</text:p>
      <text:p text:style-name="P2">1번은 정면 3번은 측면 7은 위에서 보는 모습</text:p>
      <text:p text:style-name="P2">기본적인 오브젝트를 추가하는 방법은 왼쪽 위에 <text:span text:style-name="T1">add를 눌러 생성</text:span></text:p>
      <text:p text:style-name="P2">물체 이동 단축키는 <text:span text:style-name="T2">G를 누른다</text:span></text:p>
      <text:p text:style-name="P2">쉬프트<text:span text:style-name="T2">+a를 누리면 도형을 선택할 수 있는 페이지가 나온다(단축키)</text:span></text:p>
      <text:p text:style-name="P3">g를 누른 상태에서 x를 누리면 x축 방향으로만 이동할 수 있다</text:p>
      <text:p text:style-name="P3">(y를 <text:s/>누리면 y축만,z를 누르면 z축만 이동한다)</text:p>
      <text:p text:style-name="P3">회전 단축키는 r이며 왼쪽 이동키 아래에 있다</text:p>
      <text:p text:style-name="P3">뒤로 가기 또는 되돌리기는 컨트롤 <text:span text:style-name="T3">+ z이다</text:span></text:p>
      <text:p text:style-name="P3">위와 같이 <text:span text:style-name="T3">r을 누르고 x를 누르면 x축,y는 y축,z는 z축만 움직인다</text:span></text:p>
      <text:p text:style-name="P3">스케일(크기)를 조절하는 단축키는 <text:span text:style-name="T3">s이며 도형의 크기를 조절한다</text:span></text:p>
      <text:p text:style-name="P4">위 같은 방법으로 각 축으로만 크기를 조절</text:p>
      <text:p text:style-name="P4">크기 초기화는 a<text:span text:style-name="T4">l</text:span>t+s를 누르면 초기화가 <text:s/>된다</text:p>
      <text:p text:style-name="P4">위치 초기화는 a<text:span text:style-name="T4">l</text:span>t+g를 누리면 초기화가 된다</text:p>
      <text:p text:style-name="P4">회전 초기화는 <text:span text:style-name="T4">alt+을 하면 초기화가 된다</text:span></text:p>
      <text:p text:style-name="P4">왼쪽의 도형을 선택하고 아이템<text:span text:style-name="T4">(한국어로 항목)</text:span>에 들어가면 현재 그 도형의 위치를 알 수 잇다</text:p>
      <text:p text:style-name="P5">side 바의 단축키는 n 이다</text:p>
      <text:p text:style-name="P5">t를 누르면 오른쪽의 tool 바를 부르거나 넣을 수 있다</text:p>
      <text:p text:style-name="P5">오브젝트</text:p>
      <text:p text:style-name="P5">커서 단축키는 쉬프트를 누른 상태에서 마우스 우클릭을 하면 움직인다</text:p>
      <text:p text:style-name="P5">커서를 원래 자리에 배치하고 싶으면 쉬프트<text:span text:style-name="T5">+s를 누르고 아래쩟 왼쪽에 있는 커서를 월드 오리진에 라는 것을 클릭하면 원래되로 되돌아간다</text:span></text:p>
      <text:p text:style-name="P6">다수의 물체를 선택을 하려면 먼저 도형 하나를 선택하고 쉬프트를 누른 상태에서 다른 것을 선택하면 복수의 선택이 된다</text:p>
      <text:p text:style-name="P6">마지막을 제외한 복수 선택된 도형을 패시브 오브젝트 라고 하며 마지막에 선택된 오브젝트를 엑티브 오브젝트라고 한다</text:p>
      <text:p text:style-name="P6">색깔을 넣기 위해서는 쉐이딩 이라는 것을 선택하면 화면이 전환되어 보인다.</text:p>
      <text:p text:style-name="P6">원래는 뷰포트 셰이딩에서 메트리얼 프리뷰로 바뀌는 것을 알 수 있다</text:p>
      <text:p text:style-name="P6">위에서 선택하면 자신이 원하는 뷰로 바꿀 수 있다</text:p>
      <text:p text:style-name="P6">허나 색을 입히는 작업에서는 메트리얼 프리뷰가 더 좋다</text:p>
      <text:p text:style-name="P6">도형을 선택하면 밑에 창이 나오며 휠로 확대와 축소가 가능하다</text:p>
      <text:p text:style-name="P6">프린시폴드 <text:span text:style-name="T6">BSDF가 나오며 베이스 컬러를 선택하여 움직이면 그 도형의 표면 색깔이 변하는 것을 알 수 있다</text:span></text:p>
      <text:p text:style-name="P6">나머지 도형에서 정보가 나오지 않는 경우 <text:span text:style-name="T6">new를 눌러 설정 페이지 창이 나오며 그걸 가지고 설정 할 수 있다</text:span></text:p>
      <text:p text:style-name="P7">metallic을 선택하여 값을 수정하면 금속 성분이 들어가는 것을 수정 할 수 있다</text:p>
      <text:p text:style-name="P7">반사를 조절하면 도형이 반사 되는 것을 볼 수 있으며 거칠기를 이용하여 반사되는 것을 줄일 수 있다</text:p>
      <text:p text:style-name="P7">그리고 다른 도형과 색을 같이 사용하고 싶을 경우 <text:span text:style-name="T7">new 옆에 있는 화살표를 눌러 자신이 원하는 도형을 색을 선택 가능하며 독립적으로 하고 싶을 경우 다시 화살표를 눌러 다른 골라 선택하면 된다</text:span></text:p>
      <text:p text:style-name="P7"><text:soft-page-break/>그림자를 넣기 위해서는 먼저 레이아웃을 선택하여 들어간다</text:p>
      <text:p text:style-name="P7">그런 다음 뷰 포트 셰이딩에 들어가서 솔리드 뷰가 아닌 렌더드 뷰에 들어간다</text:p>
      <text:p text:style-name="P7">만약에 빛이 없으면 쉬프트+<text:span text:style-name="T8">a에 들어가서 라이트에 있는 것 중에 선택하면 된다</text:span></text:p>
      <text:p text:style-name="P7">그리고 빛의 세기를 조절하려면 빛을 선택하고 밑에 라이트 모양을 선택하여 조절할 수 있다</text:p>
      <text:p text:style-name="P7">삭제는 딜레이트키나 <text:span text:style-name="T9">x를 누르고 물어 본 다음 삭제 할 수 있다</text:span></text:p>
      <text:p text:style-name="P7">렌더링 설정을 하기 위해서는 왼쪽의 티비 모양 같은 것을 선택한다</text:p>
      <text:p text:style-name="P7">그리고 렌더 엔진을 선택하여 볼 수 있는데 <text:span text:style-name="T10">Evee을 선택하면 빠르게 오브젝트가 렌더링이 되었는지 알 수 있으나 사실적이지 못하며 싸이클을 선택하였으면 사실적으로 표현이 되며 좋은 퀄리티를 볼 수 있으나 컴퓨터가 늘려지는 것을 알 수 있다</text:span></text:p>
      <text:p text:style-name="P7">싸이클에서 <text:span text:style-name="T10">gpu로 하려면 편집에 설정에 들어가서 시스템에 있는 </text:span><text:span text:style-name="T11">cuda로 설정하며 그래픽카드가 있을 경우 그걸로 설정 한다</text:span></text:p>
      <text:p text:style-name="P7">그리고 <text:span text:style-name="T12">max를 줄이면 좀 더 빠르게 되는 것을 볼 수 있다</text:span></text:p>
      <text:p text:style-name="P7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22:35:59.015871629</meta:creation-date>
    <dc:date>2022-09-18T23:25:33.311838430</dc:date>
    <meta:editing-duration>PT30M10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2" meta:paragraph-count="47" meta:word-count="1424" meta:character-count="1950" meta:non-whitespace-character-count="1480"/>
  </office:meta>
</office:document-meta>
</file>